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8.2602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/>
        </table:table-row>
      </table:table>
      <table:table table:name="Progettazione Architettura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6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Glossario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5];[.E18];[.E21])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6];[.E19];[.E22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2];[.E9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5];[.E18])"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C32]*[.D32]"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6];[.E19];[.E21];[.E2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245" calcext:value-type="float">
            <text:p>245</text:p>
          </table:table-cell>
          <table:table-cell table:style-name="ce3"/>
          <table:table-cell table:style-name="ce3" table:formula="of:=SUM([.E29:.E34])"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6"/>
          <table:table-cell table:style-name="ce8" table:formula="of:=SUM([.C38:.H3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6"/>
          <table:table-cell table:style-name="ce8" table:formula="of:=SUM([.C39:.H3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6"/>
          <table:table-cell table:style-name="ce8" table:formula="of:=SUM([.C40:.H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6"/>
          <table:table-cell table:style-name="ce8" table:formula="of:=SUM([.C41:.H4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6"/>
          <table:table-cell table:style-name="ce8" table:formula="of:=SUM([.C42:.H4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6"/>
          <table:table-cell table:style-name="ce8" table:formula="of:=SUM([.C43:.H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6"/>
          <table:table-cell table:style-name="ce8" table:formula="of:=SUM([.C44:.H4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0" calcext:value-type="float">
            <text:p>0</text:p>
          </table:table-cell>
          <table:table-cell table:style-name="ce3" table:formula="of:=SUM([.D38:.D44])" office:value-type="float" office:value="0" calcext:value-type="float">
            <text:p>0</text:p>
          </table:table-cell>
          <table:table-cell table:style-name="ce3" table:formula="of:=SUM([.E38:.E44])" office:value-type="float" office:value="0" calcext:value-type="float">
            <text:p>0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0" calcext:value-type="float">
            <text:p>0</text:p>
          </table:table-cell>
          <table:table-cell/>
        </table:table-row>
      </table:table>
      <table:table table:name="Progettazione di Dettaglio e Codific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6"/>
          <table:table-cell table:style-name="ce8" table:formula="of:=SUM([.C46:.H4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6"/>
          <table:table-cell table:style-name="ce8" table:formula="of:=SUM([.C47:.H4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6"/>
          <table:table-cell table:style-name="ce8" table:formula="of:=SUM([.C48:.H4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6"/>
          <table:table-cell table:style-name="ce8" table:formula="of:=SUM([.C49:.H4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6"/>
          <table:table-cell table:style-name="ce8" table:formula="of:=SUM([.C50:.H5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6"/>
          <table:table-cell table:style-name="ce8" table:formula="of:=SUM([.C51:.H5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6"/>
          <table:table-cell table:style-name="ce8" table:formula="of:=SUM([.C52:.H5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0" calcext:value-type="float">
            <text:p>0</text:p>
          </table:table-cell>
          <table:table-cell table:style-name="ce3" table:formula="of:=SUM([.D46:.D52])" office:value-type="float" office:value="0" calcext:value-type="float">
            <text:p>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0" calcext:value-type="float">
            <text:p>0</text:p>
          </table:table-cell>
          <table:table-cell table:style-name="ce3" table:formula="of:=SUM([.G46:.G52])" office:value-type="float" office:value="0" calcext:value-type="float">
            <text:p>0</text:p>
          </table:table-cell>
          <table:table-cell table:style-name="ce3" table:formula="of:=SUM([.H46:.H52])" office:value-type="float" office:value="0" calcext:value-type="float">
            <text:p>0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VV1.1</text:p>
          </table:table-cell>
          <table:table-cell table:style-name="ce9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ject Manager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46:.H46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8" table:formula="of:=SUM([.C49:.H49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" table:formula="of:=SUM([.C50:.H50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table:formula="of:=SUM([.C51:.H51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52:.H52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8" calcext:value-type="float">
            <text:p>18</text:p>
          </table:table-cell>
          <table:table-cell table:style-name="ce3" table:formula="of:=SUM([.D46:.D52])" office:value-type="float" office:value="22" calcext:value-type="float">
            <text:p>22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2" calcext:value-type="float">
            <text:p>22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60" calcext:value-type="float">
            <text:p>60</text:p>
          </table:table-cell>
          <table:table-cell table:number-columns-repeated="7"/>
        </table:table-row>
      </table:table>
      <table:table table:name="Riepilogo" table:style-name="ta1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table:formula="of:=SUM([Analisi.E35];['Progettazione Architetturale'.E35];['Progettazione di Dettaglio e Codifica'.E43];['Verifica e Validazione'.E43])" office:value-type="float" office:value="14303" calcext:value-type="float">
            <text:p>14303</text:p>
          </table:table-cell>
        </table:table-row>
        <table:table-row table:style-name="ro1">
          <table:table-cell/>
          <table:table-cell office:value-type="string" calcext:value-type="string">
            <text:p>Verifica</text:p>
          </table:table-cell>
          <table:table-cell table:formula="of:=SUM([Analisi.E25];['Progettazione Architetturale'.E25];['Progettazione di Dettaglio e Codifica'.E33];['Verifica e Validazione'.E33])/SUM([Analisi.E26];['Progettazione Architetturale'.E26];['Progettazione di Dettaglio e Codifica'.E34];['Verifica e Validazione'.E34])" office:value-type="float" office:value="0.308843537414966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0:46:20.049731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5M12S</meta:editing-duration>
    <meta:editing-cycles>40</meta:editing-cycles>
    <meta:generator>LibreOffice/4.2.8.2$Linux_X86_64 LibreOffice_project/420m0$Build-2</meta:generator>
    <dc:date>2016-01-04T11:41:48.926775492</dc:date>
    <meta:document-statistic meta:table-count="5" meta:cell-count="588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7:Analisi.H44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4">
                <text:p>4</text:p>
                <draw:g>
                  <svg:desc>'Verifica e Validazione'.C46:'Verifica e Validazione'.C52</svg:desc>
                </draw:g>
              </table:table-cell>
              <table:table-cell office:value-type="float" office:value="3">
                <text:p>3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4">
                <text:p>4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9">
                <text:p>9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